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2.357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68cm" fo:min-width="2.357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9.926cm" loext:decorative="false"/>
    </style:style>
    <style:style style:name="gr8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color="#000000" draw:fill="none" draw:textarea-vertical-align="middle" loext:decorative="false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3.493cm" svg:x="3.601cm" svg:y="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2cm" svg:height="3.493cm" svg:x="14.505cm" svg:y="2.62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344cm" svg:height="0.962cm" svg:x="4.457cm" svg:y="6.567cm">
          <draw:text-box>
            <text:p>(A)</text:p>
          </draw:text-box>
        </draw:frame>
        <draw:frame draw:style-name="gr4" draw:text-style-name="P2" draw:layer="layout" svg:width="1.344cm" svg:height="0.962cm" svg:x="10.057cm" svg:y="6.567cm">
          <draw:text-box>
            <text:p>(B)</text:p>
          </draw:text-box>
        </draw:frame>
        <draw:frame draw:style-name="gr5" draw:text-style-name="P2" draw:layer="layout" svg:width="1.383cm" svg:height="0.962cm" svg:x="15.457cm" svg:y="6.567cm">
          <draw:text-box>
            <text:p>(C)</text:p>
          </draw:text-box>
        </draw:frame>
        <draw:custom-shape draw:style-name="gr2" draw:text-style-name="P1" draw:layer="layout" svg:width="2.857cm" svg:height="0.318cm" svg:x="9.105cm" svg:y="2.9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3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3.5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3.8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4.1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4.4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4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5.0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5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9.105cm" svg:y="5.7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727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953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187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441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689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941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6.201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6.441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6.663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6.889cm" svg:y="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7.123cm" svg:y="2.62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973cm" svg:y1="10.525cm" svg:x2="15.031cm" svg:y2="10.525cm">
          <text:p/>
        </draw:line>
        <draw:custom-shape draw:style-name="gr7" draw:text-style-name="P1" draw:layer="layout" svg:width="10.426cm" svg:height="0.953cm" svg:x="4.861cm" svg:y="10.842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83cm" svg:y1="10.842cm" svg:x2="4.983cm" svg:y2="11.16cm">
          <text:p/>
        </draw:line>
        <draw:line draw:style-name="gr8" draw:text-style-name="P3" draw:layer="layout" svg:x1="5.974cm" svg:y1="10.842cm" svg:x2="5.974cm" svg:y2="11.16cm">
          <text:p/>
        </draw:line>
        <draw:line draw:style-name="gr8" draw:text-style-name="P3" draw:layer="layout" svg:x1="7.017cm" svg:y1="10.842cm" svg:x2="7.017cm" svg:y2="11.16cm">
          <text:p/>
        </draw:line>
        <draw:line draw:style-name="gr8" draw:text-style-name="P3" draw:layer="layout" svg:x1="8.017cm" svg:y1="10.842cm" svg:x2="8.017cm" svg:y2="11.16cm">
          <text:p/>
        </draw:line>
        <draw:line draw:style-name="gr8" draw:text-style-name="P3" draw:layer="layout" svg:x1="9.006cm" svg:y1="10.842cm" svg:x2="9.006cm" svg:y2="11.16cm">
          <text:p/>
        </draw:line>
        <draw:line draw:style-name="gr8" draw:text-style-name="P3" draw:layer="layout" svg:x1="9.997cm" svg:y1="10.842cm" svg:x2="9.997cm" svg:y2="11.16cm">
          <text:p/>
        </draw:line>
        <draw:line draw:style-name="gr8" draw:text-style-name="P3" draw:layer="layout" svg:x1="11.04cm" svg:y1="10.842cm" svg:x2="11.04cm" svg:y2="11.16cm">
          <text:p/>
        </draw:line>
        <draw:line draw:style-name="gr8" draw:text-style-name="P3" draw:layer="layout" svg:x1="12.04cm" svg:y1="10.842cm" svg:x2="12.04cm" svg:y2="11.16cm">
          <text:p/>
        </draw:line>
        <draw:line draw:style-name="gr8" draw:text-style-name="P3" draw:layer="layout" svg:x1="13.029cm" svg:y1="10.842cm" svg:x2="13.029cm" svg:y2="11.16cm">
          <text:p/>
        </draw:line>
        <draw:line draw:style-name="gr8" draw:text-style-name="P3" draw:layer="layout" svg:x1="14.02cm" svg:y1="10.842cm" svg:x2="14.02cm" svg:y2="11.16cm">
          <text:p/>
        </draw:line>
        <draw:line draw:style-name="gr8" draw:text-style-name="P3" draw:layer="layout" svg:x1="15.063cm" svg:y1="10.842cm" svg:x2="15.063cm" svg:y2="11.16cm">
          <text:p/>
        </draw:line>
        <draw:line draw:style-name="gr9" draw:text-style-name="P3" draw:layer="layout" svg:x1="5.067cm" svg:y1="10.842cm" svg:x2="5.067cm" svg:y2="10.969cm">
          <text:p/>
        </draw:line>
        <draw:line draw:style-name="gr9" draw:text-style-name="P3" draw:layer="layout" svg:x1="5.167cm" svg:y1="10.843cm" svg:x2="5.167cm" svg:y2="10.97cm">
          <text:p/>
        </draw:line>
        <draw:line draw:style-name="gr9" draw:text-style-name="P3" draw:layer="layout" svg:x1="5.267cm" svg:y1="10.844cm" svg:x2="5.267cm" svg:y2="10.971cm">
          <text:p/>
        </draw:line>
        <draw:line draw:style-name="gr9" draw:text-style-name="P3" draw:layer="layout" svg:x1="5.367cm" svg:y1="10.845cm" svg:x2="5.367cm" svg:y2="10.972cm">
          <text:p/>
        </draw:line>
        <draw:line draw:style-name="gr9" draw:text-style-name="P3" draw:layer="layout" svg:x1="5.467cm" svg:y1="10.846cm" svg:x2="5.467cm" svg:y2="10.973cm">
          <text:p/>
        </draw:line>
        <draw:line draw:style-name="gr9" draw:text-style-name="P3" draw:layer="layout" svg:x1="5.567cm" svg:y1="10.847cm" svg:x2="5.567cm" svg:y2="10.974cm">
          <text:p/>
        </draw:line>
        <draw:line draw:style-name="gr9" draw:text-style-name="P3" draw:layer="layout" svg:x1="5.667cm" svg:y1="10.848cm" svg:x2="5.667cm" svg:y2="10.975cm">
          <text:p/>
        </draw:line>
        <draw:line draw:style-name="gr9" draw:text-style-name="P3" draw:layer="layout" svg:x1="5.767cm" svg:y1="10.849cm" svg:x2="5.767cm" svg:y2="10.976cm">
          <text:p/>
        </draw:line>
        <draw:line draw:style-name="gr9" draw:text-style-name="P3" draw:layer="layout" svg:x1="5.867cm" svg:y1="10.85cm" svg:x2="5.867cm" svg:y2="10.977cm">
          <text:p/>
        </draw:line>
        <draw:line draw:style-name="gr9" draw:text-style-name="P3" draw:layer="layout" svg:x1="6.067cm" svg:y1="10.843cm" svg:x2="6.067cm" svg:y2="10.97cm">
          <text:p/>
        </draw:line>
        <draw:line draw:style-name="gr9" draw:text-style-name="P3" draw:layer="layout" svg:x1="6.167cm" svg:y1="10.844cm" svg:x2="6.167cm" svg:y2="10.971cm">
          <text:p/>
        </draw:line>
        <draw:line draw:style-name="gr9" draw:text-style-name="P3" draw:layer="layout" svg:x1="6.267cm" svg:y1="10.845cm" svg:x2="6.267cm" svg:y2="10.972cm">
          <text:p/>
        </draw:line>
        <draw:line draw:style-name="gr9" draw:text-style-name="P3" draw:layer="layout" svg:x1="6.367cm" svg:y1="10.846cm" svg:x2="6.367cm" svg:y2="10.973cm">
          <text:p/>
        </draw:line>
        <draw:line draw:style-name="gr9" draw:text-style-name="P3" draw:layer="layout" svg:x1="6.467cm" svg:y1="10.847cm" svg:x2="6.467cm" svg:y2="10.974cm">
          <text:p/>
        </draw:line>
        <draw:line draw:style-name="gr9" draw:text-style-name="P3" draw:layer="layout" svg:x1="6.567cm" svg:y1="10.848cm" svg:x2="6.567cm" svg:y2="10.975cm">
          <text:p/>
        </draw:line>
        <draw:line draw:style-name="gr9" draw:text-style-name="P3" draw:layer="layout" svg:x1="6.667cm" svg:y1="10.849cm" svg:x2="6.667cm" svg:y2="10.976cm">
          <text:p/>
        </draw:line>
        <draw:line draw:style-name="gr9" draw:text-style-name="P3" draw:layer="layout" svg:x1="6.767cm" svg:y1="10.85cm" svg:x2="6.767cm" svg:y2="10.977cm">
          <text:p/>
        </draw:line>
        <draw:line draw:style-name="gr9" draw:text-style-name="P3" draw:layer="layout" svg:x1="6.867cm" svg:y1="10.851cm" svg:x2="6.867cm" svg:y2="10.978cm">
          <text:p/>
        </draw:line>
        <draw:line draw:style-name="gr9" draw:text-style-name="P3" draw:layer="layout" svg:x1="7.112cm" svg:y1="10.844cm" svg:x2="7.112cm" svg:y2="10.971cm">
          <text:p/>
        </draw:line>
        <draw:line draw:style-name="gr9" draw:text-style-name="P3" draw:layer="layout" svg:x1="7.212cm" svg:y1="10.845cm" svg:x2="7.212cm" svg:y2="10.972cm">
          <text:p/>
        </draw:line>
        <draw:line draw:style-name="gr9" draw:text-style-name="P3" draw:layer="layout" svg:x1="7.312cm" svg:y1="10.846cm" svg:x2="7.312cm" svg:y2="10.973cm">
          <text:p/>
        </draw:line>
        <draw:line draw:style-name="gr9" draw:text-style-name="P3" draw:layer="layout" svg:x1="7.412cm" svg:y1="10.847cm" svg:x2="7.412cm" svg:y2="10.974cm">
          <text:p/>
        </draw:line>
        <draw:line draw:style-name="gr9" draw:text-style-name="P3" draw:layer="layout" svg:x1="7.512cm" svg:y1="10.848cm" svg:x2="7.512cm" svg:y2="10.975cm">
          <text:p/>
        </draw:line>
        <draw:line draw:style-name="gr9" draw:text-style-name="P3" draw:layer="layout" svg:x1="7.612cm" svg:y1="10.849cm" svg:x2="7.612cm" svg:y2="10.976cm">
          <text:p/>
        </draw:line>
        <draw:line draw:style-name="gr9" draw:text-style-name="P3" draw:layer="layout" svg:x1="7.712cm" svg:y1="10.85cm" svg:x2="7.712cm" svg:y2="10.977cm">
          <text:p/>
        </draw:line>
        <draw:line draw:style-name="gr9" draw:text-style-name="P3" draw:layer="layout" svg:x1="7.812cm" svg:y1="10.851cm" svg:x2="7.812cm" svg:y2="10.978cm">
          <text:p/>
        </draw:line>
        <draw:line draw:style-name="gr9" draw:text-style-name="P3" draw:layer="layout" svg:x1="7.912cm" svg:y1="10.852cm" svg:x2="7.912cm" svg:y2="10.979cm">
          <text:p/>
        </draw:line>
        <draw:line draw:style-name="gr9" draw:text-style-name="P3" draw:layer="layout" svg:x1="8.102cm" svg:y1="10.845cm" svg:x2="8.102cm" svg:y2="10.972cm">
          <text:p/>
        </draw:line>
        <draw:line draw:style-name="gr9" draw:text-style-name="P3" draw:layer="layout" svg:x1="8.202cm" svg:y1="10.846cm" svg:x2="8.202cm" svg:y2="10.973cm">
          <text:p/>
        </draw:line>
        <draw:line draw:style-name="gr9" draw:text-style-name="P3" draw:layer="layout" svg:x1="8.302cm" svg:y1="10.847cm" svg:x2="8.302cm" svg:y2="10.974cm">
          <text:p/>
        </draw:line>
        <draw:line draw:style-name="gr9" draw:text-style-name="P3" draw:layer="layout" svg:x1="8.402cm" svg:y1="10.848cm" svg:x2="8.402cm" svg:y2="10.975cm">
          <text:p/>
        </draw:line>
        <draw:line draw:style-name="gr9" draw:text-style-name="P3" draw:layer="layout" svg:x1="8.502cm" svg:y1="10.849cm" svg:x2="8.502cm" svg:y2="10.976cm">
          <text:p/>
        </draw:line>
        <draw:line draw:style-name="gr9" draw:text-style-name="P3" draw:layer="layout" svg:x1="8.602cm" svg:y1="10.85cm" svg:x2="8.602cm" svg:y2="10.977cm">
          <text:p/>
        </draw:line>
        <draw:line draw:style-name="gr9" draw:text-style-name="P3" draw:layer="layout" svg:x1="8.702cm" svg:y1="10.851cm" svg:x2="8.702cm" svg:y2="10.978cm">
          <text:p/>
        </draw:line>
        <draw:line draw:style-name="gr9" draw:text-style-name="P3" draw:layer="layout" svg:x1="8.802cm" svg:y1="10.852cm" svg:x2="8.802cm" svg:y2="10.979cm">
          <text:p/>
        </draw:line>
        <draw:line draw:style-name="gr9" draw:text-style-name="P3" draw:layer="layout" svg:x1="8.902cm" svg:y1="10.853cm" svg:x2="8.902cm" svg:y2="10.98cm">
          <text:p/>
        </draw:line>
        <draw:line draw:style-name="gr9" draw:text-style-name="P3" draw:layer="layout" svg:x1="9.102cm" svg:y1="10.846cm" svg:x2="9.102cm" svg:y2="10.973cm">
          <text:p/>
        </draw:line>
        <draw:line draw:style-name="gr9" draw:text-style-name="P3" draw:layer="layout" svg:x1="9.202cm" svg:y1="10.847cm" svg:x2="9.202cm" svg:y2="10.974cm">
          <text:p/>
        </draw:line>
        <draw:line draw:style-name="gr9" draw:text-style-name="P3" draw:layer="layout" svg:x1="9.302cm" svg:y1="10.848cm" svg:x2="9.302cm" svg:y2="10.975cm">
          <text:p/>
        </draw:line>
        <draw:line draw:style-name="gr9" draw:text-style-name="P3" draw:layer="layout" svg:x1="9.402cm" svg:y1="10.849cm" svg:x2="9.402cm" svg:y2="10.976cm">
          <text:p/>
        </draw:line>
        <draw:line draw:style-name="gr9" draw:text-style-name="P3" draw:layer="layout" svg:x1="9.502cm" svg:y1="10.85cm" svg:x2="9.502cm" svg:y2="10.977cm">
          <text:p/>
        </draw:line>
        <draw:line draw:style-name="gr9" draw:text-style-name="P3" draw:layer="layout" svg:x1="9.602cm" svg:y1="10.851cm" svg:x2="9.602cm" svg:y2="10.978cm">
          <text:p/>
        </draw:line>
        <draw:line draw:style-name="gr9" draw:text-style-name="P3" draw:layer="layout" svg:x1="9.702cm" svg:y1="10.852cm" svg:x2="9.702cm" svg:y2="10.979cm">
          <text:p/>
        </draw:line>
        <draw:line draw:style-name="gr9" draw:text-style-name="P3" draw:layer="layout" svg:x1="9.802cm" svg:y1="10.853cm" svg:x2="9.802cm" svg:y2="10.98cm">
          <text:p/>
        </draw:line>
        <draw:line draw:style-name="gr9" draw:text-style-name="P3" draw:layer="layout" svg:x1="9.902cm" svg:y1="10.854cm" svg:x2="9.902cm" svg:y2="10.981cm">
          <text:p/>
        </draw:line>
        <draw:line draw:style-name="gr9" draw:text-style-name="P3" draw:layer="layout" svg:x1="10.107cm" svg:y1="10.847cm" svg:x2="10.107cm" svg:y2="10.974cm">
          <text:p/>
        </draw:line>
        <draw:line draw:style-name="gr9" draw:text-style-name="P3" draw:layer="layout" svg:x1="10.207cm" svg:y1="10.848cm" svg:x2="10.207cm" svg:y2="10.975cm">
          <text:p/>
        </draw:line>
        <draw:line draw:style-name="gr9" draw:text-style-name="P3" draw:layer="layout" svg:x1="10.307cm" svg:y1="10.849cm" svg:x2="10.307cm" svg:y2="10.976cm">
          <text:p/>
        </draw:line>
        <draw:line draw:style-name="gr9" draw:text-style-name="P3" draw:layer="layout" svg:x1="10.407cm" svg:y1="10.85cm" svg:x2="10.407cm" svg:y2="10.977cm">
          <text:p/>
        </draw:line>
        <draw:line draw:style-name="gr9" draw:text-style-name="P3" draw:layer="layout" svg:x1="10.507cm" svg:y1="10.851cm" svg:x2="10.507cm" svg:y2="10.978cm">
          <text:p/>
        </draw:line>
        <draw:line draw:style-name="gr9" draw:text-style-name="P3" draw:layer="layout" svg:x1="10.607cm" svg:y1="10.852cm" svg:x2="10.607cm" svg:y2="10.979cm">
          <text:p/>
        </draw:line>
        <draw:line draw:style-name="gr9" draw:text-style-name="P3" draw:layer="layout" svg:x1="10.707cm" svg:y1="10.853cm" svg:x2="10.707cm" svg:y2="10.98cm">
          <text:p/>
        </draw:line>
        <draw:line draw:style-name="gr9" draw:text-style-name="P3" draw:layer="layout" svg:x1="10.807cm" svg:y1="10.854cm" svg:x2="10.807cm" svg:y2="10.981cm">
          <text:p/>
        </draw:line>
        <draw:line draw:style-name="gr9" draw:text-style-name="P3" draw:layer="layout" svg:x1="10.907cm" svg:y1="10.855cm" svg:x2="10.907cm" svg:y2="10.982cm">
          <text:p/>
        </draw:line>
        <draw:line draw:style-name="gr9" draw:text-style-name="P3" draw:layer="layout" svg:x1="11.147cm" svg:y1="10.848cm" svg:x2="11.147cm" svg:y2="10.975cm">
          <text:p/>
        </draw:line>
        <draw:line draw:style-name="gr9" draw:text-style-name="P3" draw:layer="layout" svg:x1="11.247cm" svg:y1="10.849cm" svg:x2="11.247cm" svg:y2="10.976cm">
          <text:p/>
        </draw:line>
        <draw:line draw:style-name="gr9" draw:text-style-name="P3" draw:layer="layout" svg:x1="11.347cm" svg:y1="10.85cm" svg:x2="11.347cm" svg:y2="10.977cm">
          <text:p/>
        </draw:line>
        <draw:line draw:style-name="gr9" draw:text-style-name="P3" draw:layer="layout" svg:x1="11.447cm" svg:y1="10.851cm" svg:x2="11.447cm" svg:y2="10.978cm">
          <text:p/>
        </draw:line>
        <draw:line draw:style-name="gr9" draw:text-style-name="P3" draw:layer="layout" svg:x1="11.547cm" svg:y1="10.852cm" svg:x2="11.547cm" svg:y2="10.979cm">
          <text:p/>
        </draw:line>
        <draw:line draw:style-name="gr9" draw:text-style-name="P3" draw:layer="layout" svg:x1="11.647cm" svg:y1="10.853cm" svg:x2="11.647cm" svg:y2="10.98cm">
          <text:p/>
        </draw:line>
        <draw:line draw:style-name="gr9" draw:text-style-name="P3" draw:layer="layout" svg:x1="11.747cm" svg:y1="10.854cm" svg:x2="11.747cm" svg:y2="10.981cm">
          <text:p/>
        </draw:line>
        <draw:line draw:style-name="gr9" draw:text-style-name="P3" draw:layer="layout" svg:x1="11.847cm" svg:y1="10.855cm" svg:x2="11.847cm" svg:y2="10.982cm">
          <text:p/>
        </draw:line>
        <draw:line draw:style-name="gr9" draw:text-style-name="P3" draw:layer="layout" svg:x1="11.947cm" svg:y1="10.856cm" svg:x2="11.947cm" svg:y2="10.983cm">
          <text:p/>
        </draw:line>
        <draw:line draw:style-name="gr9" draw:text-style-name="P3" draw:layer="layout" svg:x1="12.147cm" svg:y1="10.849cm" svg:x2="12.147cm" svg:y2="10.976cm">
          <text:p/>
        </draw:line>
        <draw:line draw:style-name="gr9" draw:text-style-name="P3" draw:layer="layout" svg:x1="12.247cm" svg:y1="10.85cm" svg:x2="12.247cm" svg:y2="10.977cm">
          <text:p/>
        </draw:line>
        <draw:line draw:style-name="gr9" draw:text-style-name="P3" draw:layer="layout" svg:x1="12.347cm" svg:y1="10.851cm" svg:x2="12.347cm" svg:y2="10.978cm">
          <text:p/>
        </draw:line>
        <draw:line draw:style-name="gr9" draw:text-style-name="P3" draw:layer="layout" svg:x1="12.447cm" svg:y1="10.852cm" svg:x2="12.447cm" svg:y2="10.979cm">
          <text:p/>
        </draw:line>
        <draw:line draw:style-name="gr9" draw:text-style-name="P3" draw:layer="layout" svg:x1="12.547cm" svg:y1="10.853cm" svg:x2="12.547cm" svg:y2="10.98cm">
          <text:p/>
        </draw:line>
        <draw:line draw:style-name="gr9" draw:text-style-name="P3" draw:layer="layout" svg:x1="12.647cm" svg:y1="10.854cm" svg:x2="12.647cm" svg:y2="10.981cm">
          <text:p/>
        </draw:line>
        <draw:line draw:style-name="gr9" draw:text-style-name="P3" draw:layer="layout" svg:x1="12.747cm" svg:y1="10.855cm" svg:x2="12.747cm" svg:y2="10.982cm">
          <text:p/>
        </draw:line>
        <draw:line draw:style-name="gr9" draw:text-style-name="P3" draw:layer="layout" svg:x1="12.847cm" svg:y1="10.856cm" svg:x2="12.847cm" svg:y2="10.983cm">
          <text:p/>
        </draw:line>
        <draw:line draw:style-name="gr9" draw:text-style-name="P3" draw:layer="layout" svg:x1="12.947cm" svg:y1="10.857cm" svg:x2="12.947cm" svg:y2="10.984cm">
          <text:p/>
        </draw:line>
        <draw:line draw:style-name="gr9" draw:text-style-name="P3" draw:layer="layout" svg:x1="13.127cm" svg:y1="10.85cm" svg:x2="13.127cm" svg:y2="10.977cm">
          <text:p/>
        </draw:line>
        <draw:line draw:style-name="gr9" draw:text-style-name="P3" draw:layer="layout" svg:x1="13.227cm" svg:y1="10.851cm" svg:x2="13.227cm" svg:y2="10.978cm">
          <text:p/>
        </draw:line>
        <draw:line draw:style-name="gr9" draw:text-style-name="P3" draw:layer="layout" svg:x1="13.327cm" svg:y1="10.852cm" svg:x2="13.327cm" svg:y2="10.979cm">
          <text:p/>
        </draw:line>
        <draw:line draw:style-name="gr9" draw:text-style-name="P3" draw:layer="layout" svg:x1="13.427cm" svg:y1="10.853cm" svg:x2="13.427cm" svg:y2="10.98cm">
          <text:p/>
        </draw:line>
        <draw:line draw:style-name="gr9" draw:text-style-name="P3" draw:layer="layout" svg:x1="13.527cm" svg:y1="10.854cm" svg:x2="13.527cm" svg:y2="10.981cm">
          <text:p/>
        </draw:line>
        <draw:line draw:style-name="gr9" draw:text-style-name="P3" draw:layer="layout" svg:x1="13.627cm" svg:y1="10.855cm" svg:x2="13.627cm" svg:y2="10.982cm">
          <text:p/>
        </draw:line>
        <draw:line draw:style-name="gr9" draw:text-style-name="P3" draw:layer="layout" svg:x1="13.727cm" svg:y1="10.856cm" svg:x2="13.727cm" svg:y2="10.983cm">
          <text:p/>
        </draw:line>
        <draw:line draw:style-name="gr9" draw:text-style-name="P3" draw:layer="layout" svg:x1="13.827cm" svg:y1="10.857cm" svg:x2="13.827cm" svg:y2="10.984cm">
          <text:p/>
        </draw:line>
        <draw:line draw:style-name="gr9" draw:text-style-name="P3" draw:layer="layout" svg:x1="13.927cm" svg:y1="10.858cm" svg:x2="13.927cm" svg:y2="10.985cm">
          <text:p/>
        </draw:line>
        <draw:line draw:style-name="gr9" draw:text-style-name="P3" draw:layer="layout" svg:x1="14.157cm" svg:y1="10.851cm" svg:x2="14.157cm" svg:y2="10.978cm">
          <text:p/>
        </draw:line>
        <draw:line draw:style-name="gr9" draw:text-style-name="P3" draw:layer="layout" svg:x1="14.257cm" svg:y1="10.852cm" svg:x2="14.257cm" svg:y2="10.979cm">
          <text:p/>
        </draw:line>
        <draw:line draw:style-name="gr9" draw:text-style-name="P3" draw:layer="layout" svg:x1="14.357cm" svg:y1="10.853cm" svg:x2="14.357cm" svg:y2="10.98cm">
          <text:p/>
        </draw:line>
        <draw:line draw:style-name="gr9" draw:text-style-name="P3" draw:layer="layout" svg:x1="14.457cm" svg:y1="10.854cm" svg:x2="14.457cm" svg:y2="10.981cm">
          <text:p/>
        </draw:line>
        <draw:line draw:style-name="gr9" draw:text-style-name="P3" draw:layer="layout" svg:x1="14.557cm" svg:y1="10.855cm" svg:x2="14.557cm" svg:y2="10.982cm">
          <text:p/>
        </draw:line>
        <draw:line draw:style-name="gr9" draw:text-style-name="P3" draw:layer="layout" svg:x1="14.657cm" svg:y1="10.856cm" svg:x2="14.657cm" svg:y2="10.983cm">
          <text:p/>
        </draw:line>
        <draw:line draw:style-name="gr9" draw:text-style-name="P3" draw:layer="layout" svg:x1="14.757cm" svg:y1="10.857cm" svg:x2="14.757cm" svg:y2="10.984cm">
          <text:p/>
        </draw:line>
        <draw:line draw:style-name="gr9" draw:text-style-name="P3" draw:layer="layout" svg:x1="14.857cm" svg:y1="10.858cm" svg:x2="14.857cm" svg:y2="10.985cm">
          <text:p/>
        </draw:line>
        <draw:line draw:style-name="gr9" draw:text-style-name="P3" draw:layer="layout" svg:x1="14.957cm" svg:y1="10.859cm" svg:x2="14.957cm" svg:y2="10.986cm">
          <text:p/>
        </draw:line>
        <draw:frame draw:style-name="gr10" draw:text-style-name="P4" draw:layer="layout" svg:width="0.726cm" svg:height="0.657cm" svg:x="4.645cm" svg:y="11.025cm">
          <draw:text-box>
            <text:p><text:span text:style-name="T1">0</text:span></text:p>
          </draw:text-box>
        </draw:frame>
        <draw:frame draw:style-name="gr10" draw:text-style-name="P4" draw:layer="layout" svg:width="0.726cm" svg:height="0.657cm" svg:x="5.632cm" svg:y="11.026cm">
          <draw:text-box>
            <text:p><text:span text:style-name="T1">1</text:span></text:p>
          </draw:text-box>
        </draw:frame>
        <draw:frame draw:style-name="gr10" draw:text-style-name="P4" draw:layer="layout" svg:width="0.726cm" svg:height="0.657cm" svg:x="6.658cm" svg:y="11.027cm">
          <draw:text-box>
            <text:p><text:span text:style-name="T1">2</text:span></text:p>
          </draw:text-box>
        </draw:frame>
        <draw:frame draw:style-name="gr10" draw:text-style-name="P4" draw:layer="layout" svg:width="0.726cm" svg:height="0.657cm" svg:x="7.658cm" svg:y="11.028cm">
          <draw:text-box>
            <text:p><text:span text:style-name="T1">3</text:span></text:p>
          </draw:text-box>
        </draw:frame>
        <draw:frame draw:style-name="gr10" draw:text-style-name="P4" draw:layer="layout" svg:width="0.726cm" svg:height="0.657cm" svg:x="8.645cm" svg:y="11.029cm">
          <draw:text-box>
            <text:p><text:span text:style-name="T1">4</text:span></text:p>
          </draw:text-box>
        </draw:frame>
        <draw:frame draw:style-name="gr10" draw:text-style-name="P4" draw:layer="layout" svg:width="0.726cm" svg:height="0.657cm" svg:x="9.645cm" svg:y="11.03cm">
          <draw:text-box>
            <text:p><text:span text:style-name="T1">5</text:span></text:p>
          </draw:text-box>
        </draw:frame>
        <draw:frame draw:style-name="gr10" draw:text-style-name="P4" draw:layer="layout" svg:width="0.726cm" svg:height="0.657cm" svg:x="10.68cm" svg:y="11.031cm">
          <draw:text-box>
            <text:p><text:span text:style-name="T1">6</text:span></text:p>
          </draw:text-box>
        </draw:frame>
        <draw:frame draw:style-name="gr10" draw:text-style-name="P4" draw:layer="layout" svg:width="0.726cm" svg:height="0.657cm" svg:x="11.68cm" svg:y="11.032cm">
          <draw:text-box>
            <text:p><text:span text:style-name="T1">7</text:span></text:p>
          </draw:text-box>
        </draw:frame>
        <draw:frame draw:style-name="gr10" draw:text-style-name="P4" draw:layer="layout" svg:width="0.726cm" svg:height="0.657cm" svg:x="12.68cm" svg:y="11.033cm">
          <draw:text-box>
            <text:p><text:span text:style-name="T1">8</text:span></text:p>
          </draw:text-box>
        </draw:frame>
        <draw:frame draw:style-name="gr10" draw:text-style-name="P4" draw:layer="layout" svg:width="0.726cm" svg:height="0.657cm" svg:x="13.68cm" svg:y="11.034cm">
          <draw:text-box>
            <text:p><text:span text:style-name="T1">9</text:span></text:p>
          </draw:text-box>
        </draw:frame>
        <draw:frame draw:style-name="gr10" draw:text-style-name="P4" draw:layer="layout" svg:width="0.903cm" svg:height="0.657cm" svg:x="14.628cm" svg:y="11.035cm">
          <draw:text-box>
            <text:p><text:span text:style-name="T1">1</text:span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3:15:58.530311414</meta:creation-date>
    <meta:editing-cycles>4</meta:editing-cycles>
    <meta:editing-duration>PT24M58S</meta:editing-duration>
    <dc:description>This file was made with LibreOffice and can be redistributed and used according to GPL 3.0 or later.

History Tracers</dc:description>
    <dc:date>2024-05-13T23:12:42.525840274</dc:date>
    <meta:generator>LibreOffice/24.2.3.2$Linux_X86_64 LibreOffice_project/420$Build-2</meta:generator>
    <meta:document-statistic meta:object-count="141"/>
  </office:meta>
</office:document-meta>
</file>